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17mm" fo:break-before="page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#99ff99" fo:padding="0.71m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99ff99"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0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36">
      <style:table-cell-properties fo:background-color="#99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3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99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9ff99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4">
      <style:table-cell-properties fo:background-color="#99ff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4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4"/>
        <table:table-column table:style-name="co3" table:default-cell-style-name="ce17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décembre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8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8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36911" calcext:value-type="float">
            <text:p>1236911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ASS. PARITAIRE SANTE &amp; SECURITE AFF. MUN.</text:p>
          </table:table-cell>
          <table:table-cell/>
          <table:table-cell table:style-name="ce19" office:value-type="float" office:value="975" calcext:value-type="float">
            <text:p>975,00</text:p>
          </table:table-cell>
          <table:table-cell table:style-name="ce1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285" calcext:value-type="float">
            <text:p>1243285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L'EMPREINTE IMPRIMERIE INC.</text:p>
          </table:table-cell>
          <table:table-cell/>
          <table:table-cell table:style-name="ce19" office:value-type="float" office:value="288.72" calcext:value-type="float">
            <text:p>288,72</text:p>
          </table:table-cell>
          <table:table-cell table:style-name="ce1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34" calcext:value-type="float">
            <text:p>1245134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SANTINEL INC.</text:p>
          </table:table-cell>
          <table:table-cell/>
          <table:table-cell table:style-name="ce19" office:value-type="float" office:value="391.6" calcext:value-type="float">
            <text:p>391,60</text:p>
          </table:table-cell>
          <table:table-cell table:style-name="ce12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44250" calcext:value-type="float">
            <text:p>1244250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ADDISON ELECTRONIQUE MTL</text:p>
          </table:table-cell>
          <table:table-cell/>
          <table:table-cell table:style-name="ce19" office:value-type="float" office:value="233.35" calcext:value-type="float">
            <text:p>233,35</text:p>
          </table:table-cell>
          <table:table-cell table:style-name="ce1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93" calcext:value-type="float">
            <text:p>1245193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COMMISSION SCOLAIRE DE MTL</text:p>
          </table:table-cell>
          <table:table-cell/>
          <table:table-cell table:style-name="ce19" office:value-type="float" office:value="159.8" calcext:value-type="float">
            <text:p>159,80</text:p>
          </table:table-cell>
          <table:table-cell table:style-name="ce1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850" calcext:value-type="float">
            <text:p>1244850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EQUIPEMENT D'ACIER FEDERAL</text:p>
          </table:table-cell>
          <table:table-cell/>
          <table:table-cell table:style-name="ce19" office:value-type="float" office:value="3238.67" calcext:value-type="float">
            <text:p>3238,67</text:p>
          </table:table-cell>
          <table:table-cell table:style-name="ce12" office:value-type="string" calcext:value-type="string">
            <text:p>Clôture et barr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158" calcext:value-type="float">
            <text:p>1244158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CANADIAN TIRE</text:p>
          </table:table-cell>
          <table:table-cell table:style-name="ce14"/>
          <table:table-cell table:style-name="ce19" office:value-type="float" office:value="115.48" calcext:value-type="float">
            <text:p>115,48</text:p>
          </table:table-cell>
          <table:table-cell table:style-name="ce12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964" calcext:value-type="float">
            <text:p>1245964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PPG REVETEMENTS ARCHITEC. CANADA INC.</text:p>
          </table:table-cell>
          <table:table-cell table:style-name="ce5" office:value-type="float" office:value="1071552" calcext:value-type="float">
            <text:p>1071552</text:p>
          </table:table-cell>
          <table:table-cell table:style-name="ce19" office:value-type="float" office:value="66.86" calcext:value-type="float">
            <text:p>66,86</text:p>
          </table:table-cell>
          <table:table-cell table:style-name="ce12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486" calcext:value-type="float">
            <text:p>1242486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9" office:value-type="float" office:value="65.93" calcext:value-type="float">
            <text:p>65,93</text:p>
          </table:table-cell>
          <table:table-cell table:style-name="ce12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890" calcext:value-type="float">
            <text:p>1244890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/>
          <table:table-cell table:style-name="ce5" office:value-type="float" office:value="1048199" calcext:value-type="float">
            <text:p>1048199</text:p>
          </table:table-cell>
          <table:table-cell table:style-name="ce19" office:value-type="float" office:value="105.93" calcext:value-type="float">
            <text:p>105,93</text:p>
          </table:table-cell>
          <table:table-cell table:style-name="ce12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46323" calcext:value-type="float">
            <text:p>1246323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ENSEIGNES BARBO INC.</text:p>
          </table:table-cell>
          <table:table-cell table:style-name="ce5"/>
          <table:table-cell table:style-name="ce19" office:value-type="float" office:value="7270.38" calcext:value-type="float">
            <text:p>7270,38</text:p>
          </table:table-cell>
          <table:table-cell table:style-name="ce1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178" calcext:value-type="float">
            <text:p>1244178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JEAN BEAUDIN</text:p>
          </table:table-cell>
          <table:table-cell table:style-name="ce14"/>
          <table:table-cell table:style-name="ce19" office:value-type="float" office:value="398.95" calcext:value-type="float">
            <text:p>398,95</text:p>
          </table:table-cell>
          <table:table-cell table:style-name="ce12" office:value-type="string" calcext:value-type="string">
            <text:p>Service - Photograph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605" calcext:value-type="float">
            <text:p>1244605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 office:value-type="string" calcext:value-type="string">
            <text:p>TECHNI-MAX INC</text:p>
          </table:table-cell>
          <table:table-cell table:style-name="ce5"/>
          <table:table-cell table:style-name="ce19" office:value-type="float" office:value="255.07" calcext:value-type="float">
            <text:p>255,07</text:p>
          </table:table-cell>
          <table:table-cell table:style-name="ce12" office:value-type="string" calcext:value-type="string">
            <text:p>Réparation/Entretien - Système de contrôle et de surveillan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242347" calcext:value-type="float">
            <text:p>1242347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CUISINE-ATOUT ENTREPRISE D'INSERTION INC.</text:p>
          </table:table-cell>
          <table:table-cell table:style-name="ce5"/>
          <table:table-cell table:style-name="ce19" office:value-type="float" office:value="205" calcext:value-type="float">
            <text:p>205,00</text:p>
          </table:table-cell>
          <table:table-cell table:style-name="ce1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19658" calcext:value-type="float">
            <text:p>1219658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BEDARD, LUCIE</text:p>
          </table:table-cell>
          <table:table-cell table:style-name="ce5"/>
          <table:table-cell table:style-name="ce19" office:value-type="float" office:value="61.26" calcext:value-type="float">
            <text:p>61,26</text:p>
          </table:table-cell>
          <table:table-cell table:style-name="ce12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145" calcext:value-type="float">
            <text:p>1244145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ZESTE DU MONDE</text:p>
          </table:table-cell>
          <table:table-cell table:style-name="ce5"/>
          <table:table-cell table:style-name="ce19" office:value-type="float" office:value="228.35" calcext:value-type="float">
            <text:p>228,35</text:p>
          </table:table-cell>
          <table:table-cell table:style-name="ce1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245079" calcext:value-type="float">
            <text:p>1245079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9297-6646 QUEBEC INC.</text:p>
          </table:table-cell>
          <table:table-cell/>
          <table:table-cell table:style-name="ce19" office:value-type="float" office:value="19175.8" calcext:value-type="float">
            <text:p>19175,80</text:p>
          </table:table-cell>
          <table:table-cell table:style-name="ce12" office:value-type="string" calcext:value-type="string">
            <text:p>Location de rétrocaveus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687" calcext:value-type="float">
            <text:p>1243687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AGENCE DENIS LEPINE</text:p>
          </table:table-cell>
          <table:table-cell/>
          <table:table-cell table:style-name="ce19" office:value-type="float" office:value="15280.3" calcext:value-type="float">
            <text:p>15280,30</text:p>
          </table:table-cell>
          <table:table-cell table:style-name="ce12" office:value-type="string" calcext:value-type="string">
            <text:p>Équipement de détection, insp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8849" calcext:value-type="float">
            <text:p>1198849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ARBO-DESIGN INC.</text:p>
          </table:table-cell>
          <table:table-cell table:style-name="ce5"/>
          <table:table-cell table:style-name="ce19" office:value-type="float" office:value="6482.98" calcext:value-type="float">
            <text:p>6482,98</text:p>
          </table:table-cell>
          <table:table-cell table:style-name="ce12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968" calcext:value-type="float">
            <text:p>1244968</text:p>
          </table:table-cell>
          <table:table-cell table:style-name="ce9" office:value-type="date" office:date-value="2017-12-19" calcext:value-type="date">
            <text:p>19-déc.-2017</text:p>
          </table:table-cell>
          <table:table-cell table:style-name="ce12" office:value-type="string" calcext:value-type="string">
            <text:p>COMMISSION SCOLAIRE DE LAVAL</text:p>
          </table:table-cell>
          <table:table-cell/>
          <table:table-cell table:style-name="ce19" office:value-type="float" office:value="2746.47" calcext:value-type="float">
            <text:p>2746,47</text:p>
          </table:table-cell>
          <table:table-cell table:style-name="ce12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323" calcext:value-type="float">
            <text:p>1244323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EQUIPEMENTS DE SECURITE HOTTE</text:p>
          </table:table-cell>
          <table:table-cell/>
          <table:table-cell table:style-name="ce19" office:value-type="float" office:value="160.63" calcext:value-type="float">
            <text:p>160,63</text:p>
          </table:table-cell>
          <table:table-cell table:style-name="ce12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577" calcext:value-type="float">
            <text:p>1242577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FASTENAL CANADA LTEE</text:p>
          </table:table-cell>
          <table:table-cell/>
          <table:table-cell table:style-name="ce19" office:value-type="float" office:value="240.19" calcext:value-type="float">
            <text:p>240,19</text:p>
          </table:table-cell>
          <table:table-cell table:style-name="ce12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15" calcext:value-type="float">
            <text:p>1242715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GESTION NOVAFOR INC.</text:p>
          </table:table-cell>
          <table:table-cell/>
          <table:table-cell table:style-name="ce19" office:value-type="float" office:value="4348.62" calcext:value-type="float">
            <text:p>4348,62</text:p>
          </table:table-cell>
          <table:table-cell table:style-name="ce12" office:value-type="string" calcext:value-type="string">
            <text:p>Équipements et 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634" calcext:value-type="float">
            <text:p>1244634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/>
          <table:table-cell table:style-name="ce5"/>
          <table:table-cell table:style-name="ce19" office:value-type="float" office:value="1528.78" calcext:value-type="float">
            <text:p>1528,78</text:p>
          </table:table-cell>
          <table:table-cell table:style-name="ce12" office:value-type="string" calcext:value-type="string">
            <text:p>Équipements et 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13" calcext:value-type="float">
            <text:p>1246113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/>
          <table:table-cell table:style-name="ce5"/>
          <table:table-cell table:style-name="ce19" office:value-type="float" office:value="368.52" calcext:value-type="float">
            <text:p>368,52</text:p>
          </table:table-cell>
          <table:table-cell table:style-name="ce1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73" calcext:value-type="float">
            <text:p>1242773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GESTION PERGEBEC INC.</text:p>
          </table:table-cell>
          <table:table-cell/>
          <table:table-cell table:style-name="ce19" office:value-type="float" office:value="3658.08" calcext:value-type="float">
            <text:p>3658,08</text:p>
          </table:table-cell>
          <table:table-cell table:style-name="ce12" office:value-type="string" calcext:value-type="string">
            <text:p>Service - Enquêteur, détectiv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077" calcext:value-type="float">
            <text:p>1246077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GROUPE SDM INC</text:p>
          </table:table-cell>
          <table:table-cell/>
          <table:table-cell table:style-name="ce19" office:value-type="float" office:value="22826.38" calcext:value-type="float">
            <text:p>22826,38</text:p>
          </table:table-cell>
          <table:table-cell table:style-name="ce12" office:value-type="string" calcext:value-type="string">
            <text:p>Service - Déglaçage et nettoy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575" calcext:value-type="float">
            <text:p>1242575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JEAN GUGLIA &amp; FILS ENR.</text:p>
          </table:table-cell>
          <table:table-cell/>
          <table:table-cell table:style-name="ce19" office:value-type="float" office:value="222.79" calcext:value-type="float">
            <text:p>222,79</text:p>
          </table:table-cell>
          <table:table-cell table:style-name="ce1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650" calcext:value-type="float">
            <text:p>1244650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/>
          <table:table-cell/>
          <table:table-cell table:style-name="ce19" office:value-type="float" office:value="1167.68" calcext:value-type="float">
            <text:p>1167,68</text:p>
          </table:table-cell>
          <table:table-cell table:style-name="ce1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822" calcext:value-type="float">
            <text:p>1241822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LA CORDEE PLEIN AIR INC.</text:p>
          </table:table-cell>
          <table:table-cell/>
          <table:table-cell table:style-name="ce19" office:value-type="float" office:value="160.51" calcext:value-type="float">
            <text:p>160,51</text:p>
          </table:table-cell>
          <table:table-cell table:style-name="ce12" office:value-type="string" calcext:value-type="string">
            <text:p>Botte, soulier et couvre-chauss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UTIN, PIERRE</text:p>
          </table:table-cell>
          <table:table-cell table:style-name="ce5" office:value-type="float" office:value="1245719" calcext:value-type="float">
            <text:p>1245719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LE GROUPE J.S.V. INC</text:p>
          </table:table-cell>
          <table:table-cell/>
          <table:table-cell table:style-name="ce19" office:value-type="float" office:value="164.41" calcext:value-type="float">
            <text:p>164,41</text:p>
          </table:table-cell>
          <table:table-cell table:style-name="ce1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15331" calcext:value-type="float">
            <text:p>1215331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LOCATION SAUVAGEAU INC.</text:p>
          </table:table-cell>
          <table:table-cell/>
          <table:table-cell table:style-name="ce19" office:value-type="float" office:value="3674.56" calcext:value-type="float">
            <text:p>3674,56</text:p>
          </table:table-cell>
          <table:table-cell table:style-name="ce1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16" calcext:value-type="float">
            <text:p>1246116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LEON DESLIPPE</text:p>
          </table:table-cell>
          <table:table-cell table:style-name="ce5"/>
          <table:table-cell table:style-name="ce19" office:value-type="float" office:value="283.47" calcext:value-type="float">
            <text:p>283,47</text:p>
          </table:table-cell>
          <table:table-cell table:style-name="ce1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2896" calcext:value-type="float">
            <text:p>1232896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LES CONSULTANTS S.M. INC.</text:p>
          </table:table-cell>
          <table:table-cell/>
          <table:table-cell table:style-name="ce19" office:value-type="float" office:value="5078.25" calcext:value-type="float">
            <text:p>5078,25</text:p>
          </table:table-cell>
          <table:table-cell table:style-name="ce12" office:value-type="string" calcext:value-type="string">
            <text:p>Service - Travail technique en architecture et génie civ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233" calcext:value-type="float">
            <text:p>1243233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LES MATERIAUX DE CONSTRUCTION R. OLIGNY</text:p>
          </table:table-cell>
          <table:table-cell/>
          <table:table-cell table:style-name="ce19" office:value-type="float" office:value="262.05" calcext:value-type="float">
            <text:p>262,05</text:p>
          </table:table-cell>
          <table:table-cell table:style-name="ce12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222" calcext:value-type="float">
            <text:p>1244222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/>
          <table:table-cell table:style-name="ce15"/>
          <table:table-cell table:style-name="ce19" office:value-type="float" office:value="679.79" calcext:value-type="float">
            <text:p>679,79</text:p>
          </table:table-cell>
          <table:table-cell table:style-name="ce12" office:value-type="string" calcext:value-type="string">
            <text:p>Bois de constru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30" calcext:value-type="float">
            <text:p>1245130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LION DISTRIBUTION INC</text:p>
          </table:table-cell>
          <table:table-cell/>
          <table:table-cell table:style-name="ce19" office:value-type="float" office:value="14806.39" calcext:value-type="float">
            <text:p>14806,39</text:p>
          </table:table-cell>
          <table:table-cell table:style-name="ce12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77" calcext:value-type="float">
            <text:p>1242777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SECURITE LANDRY INC</text:p>
          </table:table-cell>
          <table:table-cell/>
          <table:table-cell table:style-name="ce19" office:value-type="float" office:value="406.2" calcext:value-type="float">
            <text:p>406,20</text:p>
          </table:table-cell>
          <table:table-cell table:style-name="ce1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07" calcext:value-type="float">
            <text:p>1242707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TENAQUIP LIMITED</text:p>
          </table:table-cell>
          <table:table-cell/>
          <table:table-cell table:style-name="ce19" office:value-type="float" office:value="26.67" calcext:value-type="float">
            <text:p>26,67</text:p>
          </table:table-cell>
          <table:table-cell table:style-name="ce12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245" calcext:value-type="float">
            <text:p>1244245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/>
          <table:table-cell/>
          <table:table-cell table:style-name="ce19" office:value-type="float" office:value="956.35" calcext:value-type="float">
            <text:p>956,35</text:p>
          </table:table-cell>
          <table:table-cell table:style-name="ce12" office:value-type="string" calcext:value-type="string">
            <text:p>Ga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573" calcext:value-type="float">
            <text:p>1242573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VERMEER CANADA INC.</text:p>
          </table:table-cell>
          <table:table-cell/>
          <table:table-cell table:style-name="ce19" office:value-type="float" office:value="265.87" calcext:value-type="float">
            <text:p>265,87</text:p>
          </table:table-cell>
          <table:table-cell table:style-name="ce12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810" calcext:value-type="float">
            <text:p>1241810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ACKLANDS - GRAINGER INC.</text:p>
          </table:table-cell>
          <table:table-cell/>
          <table:table-cell table:style-name="ce19" office:value-type="float" office:value="238.51" calcext:value-type="float">
            <text:p>238,51</text:p>
          </table:table-cell>
          <table:table-cell table:style-name="ce12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7-12-04" calcext:value-type="date">
            <text:p>4-déc.-2017</text:p>
          </table:table-cell>
          <table:table-cell table:style-name="ce12"/>
          <table:table-cell/>
          <table:table-cell table:style-name="ce19" office:value-type="float" office:value="19.8" calcext:value-type="float">
            <text:p>19,80</text:p>
          </table:table-cell>
          <table:table-cell table:style-name="ce12" office:value-type="string" calcext:value-type="string">
            <text:p>Produit d'hygiène corporel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246329" calcext:value-type="float">
            <text:p>1246329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SIMON GUAY</text:p>
          </table:table-cell>
          <table:table-cell/>
          <table:table-cell table:style-name="ce19" office:value-type="float" office:value="2251.97" calcext:value-type="float">
            <text:p>2251,97</text:p>
          </table:table-cell>
          <table:table-cell table:style-name="ce12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244958" calcext:value-type="float">
            <text:p>1244958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ACCES COMMUNICATIONS</text:p>
          </table:table-cell>
          <table:table-cell/>
          <table:table-cell table:style-name="ce19" office:value-type="float" office:value="545.93" calcext:value-type="float">
            <text:p>545,93</text:p>
          </table:table-cell>
          <table:table-cell table:style-name="ce12" office:value-type="string" calcext:value-type="string">
            <text:p>Réparation/Entretie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872" calcext:value-type="float">
            <text:p>1243872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ADZIF INC.</text:p>
          </table:table-cell>
          <table:table-cell/>
          <table:table-cell table:style-name="ce19" office:value-type="float" office:value="5048.85" calcext:value-type="float">
            <text:p>5048,85</text:p>
          </table:table-cell>
          <table:table-cell table:style-name="ce12" office:value-type="string" calcext:value-type="string">
            <text:p>Proposition Habillage Mur Bibliothèque Intercultur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6755" calcext:value-type="float">
            <text:p>1236755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AUDIO CINE FILMS INC</text:p>
          </table:table-cell>
          <table:table-cell/>
          <table:table-cell table:style-name="ce19" office:value-type="float" office:value="5.25" calcext:value-type="float">
            <text:p>5,25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934" calcext:value-type="float">
            <text:p>1243934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BIBLIO RPL LTEE</text:p>
          </table:table-cell>
          <table:table-cell/>
          <table:table-cell table:style-name="ce19" office:value-type="float" office:value="376.91" calcext:value-type="float">
            <text:p>376,91</text:p>
          </table:table-cell>
          <table:table-cell table:style-name="ce1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935" calcext:value-type="float">
            <text:p>1243935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BRAULT &amp; BOUTHILLIER LTEE</text:p>
          </table:table-cell>
          <table:table-cell table:style-name="ce5"/>
          <table:table-cell table:style-name="ce19" office:value-type="float" office:value="231.97" calcext:value-type="float">
            <text:p>231,97</text:p>
          </table:table-cell>
          <table:table-cell table:style-name="ce1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869" calcext:value-type="float">
            <text:p>1243869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CARR MCLEAN LIMITED</text:p>
          </table:table-cell>
          <table:table-cell table:style-name="ce5"/>
          <table:table-cell table:style-name="ce19" office:value-type="float" office:value="555.78" calcext:value-type="float">
            <text:p>555,78</text:p>
          </table:table-cell>
          <table:table-cell table:style-name="ce12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66" calcext:value-type="float">
            <text:p>1190666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CHARLES BOIVIN</text:p>
          </table:table-cell>
          <table:table-cell table:style-name="ce14"/>
          <table:table-cell table:style-name="ce19" office:value-type="float" office:value="146.98" calcext:value-type="float">
            <text:p>146,98</text:p>
          </table:table-cell>
          <table:table-cell table:style-name="ce12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60" calcext:value-type="float">
            <text:p>1245160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COOP-UQAM</text:p>
          </table:table-cell>
          <table:table-cell table:style-name="ce5"/>
          <table:table-cell table:style-name="ce19" office:value-type="float" office:value="202.91" calcext:value-type="float">
            <text:p>202,91</text:p>
          </table:table-cell>
          <table:table-cell table:style-name="ce1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59" calcext:value-type="float">
            <text:p>1245159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CORBEIL ELECTRIQUE INC.</text:p>
          </table:table-cell>
          <table:table-cell table:style-name="ce5"/>
          <table:table-cell table:style-name="ce19" office:value-type="float" office:value="1656.15" calcext:value-type="float">
            <text:p>1656,15</text:p>
          </table:table-cell>
          <table:table-cell table:style-name="ce12" office:value-type="string" calcext:value-type="string">
            <text:p>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868" calcext:value-type="float">
            <text:p>1243868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GROUPE LINCORA INC</text:p>
          </table:table-cell>
          <table:table-cell table:style-name="ce5" office:value-type="float" office:value="952798" calcext:value-type="float">
            <text:p>952798</text:p>
          </table:table-cell>
          <table:table-cell table:style-name="ce19" office:value-type="float" office:value="383.94" calcext:value-type="float">
            <text:p>383,94</text:p>
          </table:table-cell>
          <table:table-cell table:style-name="ce12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870" calcext:value-type="float">
            <text:p>1243870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LES EMBALLAGES CARROUSEL INC</text:p>
          </table:table-cell>
          <table:table-cell/>
          <table:table-cell table:style-name="ce19" office:value-type="float" office:value="206.3" calcext:value-type="float">
            <text:p>206,30</text:p>
          </table:table-cell>
          <table:table-cell table:style-name="ce12" office:value-type="string" calcext:value-type="string">
            <text:p>Accessoire et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52" calcext:value-type="float">
            <text:p>1245152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LIEBERMAN TRANCHEMONTAGNE</text:p>
          </table:table-cell>
          <table:table-cell/>
          <table:table-cell table:style-name="ce19" office:value-type="float" office:value="381.44" calcext:value-type="float">
            <text:p>381,44</text:p>
          </table:table-cell>
          <table:table-cell table:style-name="ce12" office:value-type="string" calcext:value-type="string">
            <text:p>Accessoire et équipement de restau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57" calcext:value-type="float">
            <text:p>1245157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MOBICO INC.</text:p>
          </table:table-cell>
          <table:table-cell table:style-name="ce14"/>
          <table:table-cell table:style-name="ce19" office:value-type="float" office:value="234.12" calcext:value-type="float">
            <text:p>234,12</text:p>
          </table:table-cell>
          <table:table-cell table:style-name="ce12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4022" calcext:value-type="float">
            <text:p>1234022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MULTI-GRAF INC</text:p>
          </table:table-cell>
          <table:table-cell table:style-name="ce14"/>
          <table:table-cell table:style-name="ce19" office:value-type="float" office:value="15.75" calcext:value-type="float">
            <text:p>15,75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863" calcext:value-type="float">
            <text:p>1243863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PSP</text:p>
          </table:table-cell>
          <table:table-cell table:style-name="ce5"/>
          <table:table-cell table:style-name="ce19" office:value-type="float" office:value="144.42" calcext:value-type="float">
            <text:p>144,42</text:p>
          </table:table-cell>
          <table:table-cell table:style-name="ce12" office:value-type="string" calcext:value-type="string">
            <text:p>Fournitures et matériel méd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363" calcext:value-type="float">
            <text:p>1189363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QUINCAILLERIE COTE DES NEIGES</text:p>
          </table:table-cell>
          <table:table-cell table:style-name="ce14"/>
          <table:table-cell table:style-name="ce19" office:value-type="float" office:value="27.96" calcext:value-type="float">
            <text:p>27,96</text:p>
          </table:table-cell>
          <table:table-cell table:style-name="ce1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367" calcext:value-type="float">
            <text:p>1189367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/>
          <table:table-cell table:style-name="ce14"/>
          <table:table-cell table:style-name="ce19" office:value-type="float" office:value="1.98" calcext:value-type="float">
            <text:p>1,98</text:p>
          </table:table-cell>
          <table:table-cell table:style-name="ce12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742" calcext:value-type="float">
            <text:p>1241742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R.M. LEDUC &amp; CIE INC.</text:p>
          </table:table-cell>
          <table:table-cell table:style-name="ce14"/>
          <table:table-cell table:style-name="ce19" office:value-type="float" office:value="279.69" calcext:value-type="float">
            <text:p>279,69</text:p>
          </table:table-cell>
          <table:table-cell table:style-name="ce1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741" calcext:value-type="float">
            <text:p>1241741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ROULEAUX DE PAPIER &amp; RUBANS J.L. INC.</text:p>
          </table:table-cell>
          <table:table-cell/>
          <table:table-cell table:style-name="ce19" office:value-type="float" office:value="705.52" calcext:value-type="float">
            <text:p>705,52</text:p>
          </table:table-cell>
          <table:table-cell table:style-name="ce12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4945" calcext:value-type="float">
            <text:p>1234945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SOLOTECH INC</text:p>
          </table:table-cell>
          <table:table-cell table:style-name="ce14"/>
          <table:table-cell table:style-name="ce19" office:value-type="float" office:value="15.75" calcext:value-type="float">
            <text:p>15,75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9355" calcext:value-type="float">
            <text:p>1239355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/>
          <table:table-cell table:style-name="ce14"/>
          <table:table-cell table:style-name="ce19" office:value-type="float" office:value="15.75" calcext:value-type="float">
            <text:p>15,75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158" calcext:value-type="float">
            <text:p>1245158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/>
          <table:table-cell/>
          <table:table-cell table:style-name="ce19" office:value-type="float" office:value="2399.16" calcext:value-type="float">
            <text:p>2399,16</text:p>
          </table:table-cell>
          <table:table-cell table:style-name="ce12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00747" calcext:value-type="float">
            <text:p>1200747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PLANTERRA LTEE</text:p>
          </table:table-cell>
          <table:table-cell/>
          <table:table-cell table:style-name="ce19" office:value-type="float" office:value="21" calcext:value-type="float">
            <text:p>21,00</text:p>
          </table:table-cell>
          <table:table-cell table:style-name="ce12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63" calcext:value-type="float">
            <text:p>1190663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VIDEOTRON S.E.N.C</text:p>
          </table:table-cell>
          <table:table-cell table:style-name="ce5"/>
          <table:table-cell table:style-name="ce19" office:value-type="float" office:value="122.46" calcext:value-type="float">
            <text:p>122,46</text:p>
          </table:table-cell>
          <table:table-cell table:style-name="ce12" office:value-type="string" calcext:value-type="string">
            <text:p>Service - Accès internet, ligne téléinformatiqu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JARDINS, STEVE</text:p>
          </table:table-cell>
          <table:table-cell table:style-name="ce5" office:value-type="float" office:value="1236535" calcext:value-type="float">
            <text:p>1236535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LES INSTRUMENTS I.T.M. INC.</text:p>
          </table:table-cell>
          <table:table-cell table:style-name="ce14"/>
          <table:table-cell table:style-name="ce19" office:value-type="float" office:value="712.45" calcext:value-type="float">
            <text:p>712,45</text:p>
          </table:table-cell>
          <table:table-cell table:style-name="ce12" office:value-type="string" calcext:value-type="string">
            <text:p>Fourniture et accessoire scientif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440" calcext:value-type="float">
            <text:p>1179440</text:p>
          </table:table-cell>
          <table:table-cell table:style-name="ce9" office:value-type="date" office:date-value="2017-12-19" calcext:value-type="date">
            <text:p>19-déc.-2017</text:p>
          </table:table-cell>
          <table:table-cell table:style-name="ce12" office:value-type="string" calcext:value-type="string">
            <text:p>PAQUETTE &amp; ASSOCIES, HUISSIERS DE JUSTICE</text:p>
          </table:table-cell>
          <table:table-cell table:style-name="ce14"/>
          <table:table-cell table:style-name="ce19" office:value-type="float" office:value="1088.52" calcext:value-type="float">
            <text:p>1088,52</text:p>
          </table:table-cell>
          <table:table-cell table:style-name="ce12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5" office:value-type="float" office:value="1243163" calcext:value-type="float">
            <text:p>1243163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AUVITEC LTEE</text:p>
          </table:table-cell>
          <table:table-cell table:style-name="ce14"/>
          <table:table-cell table:style-name="ce19" office:value-type="float" office:value="879.16" calcext:value-type="float">
            <text:p>879,16</text:p>
          </table:table-cell>
          <table:table-cell table:style-name="ce12" office:value-type="string" calcext:value-type="string">
            <text:p>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6561" calcext:value-type="float">
            <text:p>1196561</text:p>
          </table:table-cell>
          <table:table-cell table:style-name="ce9" office:value-type="date" office:date-value="2017-12-19" calcext:value-type="date">
            <text:p>19-déc.-2017</text:p>
          </table:table-cell>
          <table:table-cell table:style-name="ce12" office:value-type="string" calcext:value-type="string">
            <text:p>CIMCO REFRIGERATION</text:p>
          </table:table-cell>
          <table:table-cell table:style-name="ce14"/>
          <table:table-cell table:style-name="ce19" office:value-type="float" office:value="1092.92" calcext:value-type="float">
            <text:p>1092,92</text:p>
          </table:table-cell>
          <table:table-cell table:style-name="ce12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466" calcext:value-type="float">
            <text:p>1242466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LUMIPRO INC.</text:p>
          </table:table-cell>
          <table:table-cell/>
          <table:table-cell table:style-name="ce19" office:value-type="float" office:value="629.92" calcext:value-type="float">
            <text:p>629,92</text:p>
          </table:table-cell>
          <table:table-cell table:style-name="ce12" office:value-type="string" calcext:value-type="string">
            <text:p>Drapeau et bann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24555" calcext:value-type="float">
            <text:p>1224555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PRODUITS SANY</text:p>
          </table:table-cell>
          <table:table-cell/>
          <table:table-cell table:style-name="ce19" office:value-type="float" office:value="30.97" calcext:value-type="float">
            <text:p>30,97</text:p>
          </table:table-cell>
          <table:table-cell table:style-name="ce12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556" calcext:value-type="float">
            <text:p>1242556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/>
          <table:table-cell table:style-name="ce5" office:value-type="float" office:value="1048199" calcext:value-type="float">
            <text:p>1048199</text:p>
          </table:table-cell>
          <table:table-cell table:style-name="ce19" office:value-type="float" office:value="304.68" calcext:value-type="float">
            <text:p>304,68</text:p>
          </table:table-cell>
          <table:table-cell table:style-name="ce12" office:value-type="string" calcext:value-type="string">
            <text:p>Équipements et produits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60" calcext:value-type="float">
            <text:p>1184360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SERVICES FINANCIERS MODSPACE CANADA LTD</text:p>
          </table:table-cell>
          <table:table-cell/>
          <table:table-cell table:style-name="ce19" office:value-type="float" office:value="37.8" calcext:value-type="float">
            <text:p>37,80</text:p>
          </table:table-cell>
          <table:table-cell table:style-name="ce12" office:value-type="string" calcext:value-type="string">
            <text:p>Location - Bureau 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916" calcext:value-type="float">
            <text:p>1242916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SUPERIEUR PROPANE</text:p>
          </table:table-cell>
          <table:table-cell/>
          <table:table-cell table:style-name="ce19" office:value-type="float" office:value="1782.99" calcext:value-type="float">
            <text:p>1782,99</text:p>
          </table:table-cell>
          <table:table-cell table:style-name="ce12" office:value-type="string" calcext:value-type="string">
            <text:p>Propa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077" calcext:value-type="float">
            <text:p>1244077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SONITEC-VORTISAND INC.</text:p>
          </table:table-cell>
          <table:table-cell/>
          <table:table-cell table:style-name="ce19" office:value-type="float" office:value="1578.75" calcext:value-type="float">
            <text:p>1578,75</text:p>
          </table:table-cell>
          <table:table-cell table:style-name="ce1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RNEAU, NICOLE</text:p>
          </table:table-cell>
          <table:table-cell table:style-name="ce5" office:value-type="float" office:value="1229257" calcext:value-type="float">
            <text:p>1229257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BIO-CONTROLE ARBORICOLE INC.</text:p>
          </table:table-cell>
          <table:table-cell/>
          <table:table-cell table:style-name="ce19" office:value-type="float" office:value="380.05" calcext:value-type="float">
            <text:p>380,05</text:p>
          </table:table-cell>
          <table:table-cell table:style-name="ce12" office:value-type="string" calcext:value-type="string">
            <text:p>Service - Insp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17" calcext:value-type="float">
            <text:p>1189517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HOPITAL VETERINAIRE SHERWOOD PARK</text:p>
          </table:table-cell>
          <table:table-cell table:style-name="ce5"/>
          <table:table-cell table:style-name="ce19" office:value-type="float" office:value="1573.76" calcext:value-type="float">
            <text:p>1573,76</text:p>
          </table:table-cell>
          <table:table-cell table:style-name="ce12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243484" calcext:value-type="float">
            <text:p>1243484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ASS. QUEBECOISE DU LOISIR MUNIC.</text:p>
          </table:table-cell>
          <table:table-cell table:style-name="ce5"/>
          <table:table-cell table:style-name="ce19" office:value-type="float" office:value="1147.03" calcext:value-type="float">
            <text:p>1147,03</text:p>
          </table:table-cell>
          <table:table-cell table:style-name="ce1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732" calcext:value-type="float">
            <text:p>1245732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ATCO STRUCTURES ET LOGISTICS LTD</text:p>
          </table:table-cell>
          <table:table-cell table:style-name="ce5"/>
          <table:table-cell table:style-name="ce19" office:value-type="float" office:value="7864.62" calcext:value-type="float">
            <text:p>7864,62</text:p>
          </table:table-cell>
          <table:table-cell table:style-name="ce12" office:value-type="string" calcext:value-type="string">
            <text:p>Location - Véhicule utili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481" calcext:value-type="float">
            <text:p>1243481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CTRE COMMUNAUTAIRE DE LOISIR DE LA CDN</text:p>
          </table:table-cell>
          <table:table-cell table:style-name="ce5"/>
          <table:table-cell table:style-name="ce19" office:value-type="float" office:value="1241.48" calcext:value-type="float">
            <text:p>1241,48</text:p>
          </table:table-cell>
          <table:table-cell table:style-name="ce12" office:value-type="string" calcext:value-type="string">
            <text:p>Service - Téléphon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2599" calcext:value-type="float">
            <text:p>1182599</text:p>
          </table:table-cell>
          <table:table-cell table:style-name="ce9" office:value-type="date" office:date-value="2017-12-12" calcext:value-type="date">
            <text:p>12-déc.-2017</text:p>
          </table:table-cell>
          <table:table-cell table:style-name="ce12" office:value-type="string" calcext:value-type="string">
            <text:p>LOCATION SAUVAGEAU INC.</text:p>
          </table:table-cell>
          <table:table-cell table:style-name="ce5"/>
          <table:table-cell table:style-name="ce19" office:value-type="float" office:value="2183.48" calcext:value-type="float">
            <text:p>2183,48</text:p>
          </table:table-cell>
          <table:table-cell table:style-name="ce1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480" calcext:value-type="float">
            <text:p>1243480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LOISIRS SPORTIFS CDN / NDG</text:p>
          </table:table-cell>
          <table:table-cell table:style-name="ce14"/>
          <table:table-cell table:style-name="ce19" office:value-type="float" office:value="15819.09" calcext:value-type="float">
            <text:p>15819,09</text:p>
          </table:table-cell>
          <table:table-cell table:style-name="ce12" office:value-type="string" calcext:value-type="string">
            <text:p>Service - Arbitrage et surveilla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555" calcext:value-type="float">
            <text:p>1244555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 office:value-type="string" calcext:value-type="string">
            <text:p>PMP ELECTRIQUE INC.</text:p>
          </table:table-cell>
          <table:table-cell table:style-name="ce14"/>
          <table:table-cell table:style-name="ce19" office:value-type="float" office:value="11230.51" calcext:value-type="float">
            <text:p>11230,51</text:p>
          </table:table-cell>
          <table:table-cell table:style-name="ce12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726" calcext:value-type="float">
            <text:p>1242726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PRODUITS SANY</text:p>
          </table:table-cell>
          <table:table-cell table:style-name="ce14"/>
          <table:table-cell table:style-name="ce19" office:value-type="float" office:value="21410.42" calcext:value-type="float">
            <text:p>21410,42</text:p>
          </table:table-cell>
          <table:table-cell table:style-name="ce12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485" calcext:value-type="float">
            <text:p>1243485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SOLOTECH INC</text:p>
          </table:table-cell>
          <table:table-cell table:style-name="ce14"/>
          <table:table-cell table:style-name="ce19" office:value-type="float" office:value="15241.67" calcext:value-type="float">
            <text:p>15241,67</text:p>
          </table:table-cell>
          <table:table-cell table:style-name="ce12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5" office:value-type="float" office:value="1244623" calcext:value-type="float">
            <text:p>1244623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 office:value-type="string" calcext:value-type="string">
            <text:p>GEOPOSITION ARPENTEURS-GEOMETRES</text:p>
          </table:table-cell>
          <table:table-cell table:style-name="ce14"/>
          <table:table-cell table:style-name="ce19" office:value-type="float" office:value="2624.69" calcext:value-type="float">
            <text:p>2624,69</text:p>
          </table:table-cell>
          <table:table-cell table:style-name="ce12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828" calcext:value-type="float">
            <text:p>1178828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LA NOUVELLE TABLEE (1996) INC</text:p>
          </table:table-cell>
          <table:table-cell/>
          <table:table-cell table:style-name="ce19" office:value-type="float" office:value="629.92" calcext:value-type="float">
            <text:p>629,92</text:p>
          </table:table-cell>
          <table:table-cell table:style-name="ce12" office:value-type="string" calcext:value-type="string">
            <text:p>Accessoire et fourniture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5385" calcext:value-type="float">
            <text:p>1195385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LOCATION SAUVAGEAU INC.</text:p>
          </table:table-cell>
          <table:table-cell table:style-name="ce5"/>
          <table:table-cell table:style-name="ce19" office:value-type="float" office:value="1762.74" calcext:value-type="float">
            <text:p>1762,74</text:p>
          </table:table-cell>
          <table:table-cell table:style-name="ce12" office:value-type="string" calcext:value-type="string">
            <text:p>Location -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0612" calcext:value-type="float">
            <text:p>1230612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 office:value-type="string" calcext:value-type="string">
            <text:p>MBI EXPERTS-CONSEILS</text:p>
          </table:table-cell>
          <table:table-cell/>
          <table:table-cell table:style-name="ce19" office:value-type="float" office:value="2099.75" calcext:value-type="float">
            <text:p>2099,75</text:p>
          </table:table-cell>
          <table:table-cell table:style-name="ce12" office:value-type="string" calcext:value-type="string">
            <text:p>Ingénieur envir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1057" calcext:value-type="float">
            <text:p>1231057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SYSTEMES CANADIEN KRONOS INC</text:p>
          </table:table-cell>
          <table:table-cell table:style-name="ce5"/>
          <table:table-cell table:style-name="ce19" office:value-type="float" office:value="154.73" calcext:value-type="float">
            <text:p>154,73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230958" calcext:value-type="float">
            <text:p>1230958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ACKLANDS - GRAINGER INC.</text:p>
          </table:table-cell>
          <table:table-cell table:style-name="ce14"/>
          <table:table-cell table:style-name="ce19" office:value-type="float" office:value="208.04" calcext:value-type="float">
            <text:p>208,04</text:p>
          </table:table-cell>
          <table:table-cell table:style-name="ce12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825" calcext:value-type="float">
            <text:p>1241825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COMPUGEN INC.</text:p>
          </table:table-cell>
          <table:table-cell/>
          <table:table-cell table:style-name="ce19" office:value-type="float" office:value="728.61" calcext:value-type="float">
            <text:p>728,61</text:p>
          </table:table-cell>
          <table:table-cell table:style-name="ce12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06" calcext:value-type="float">
            <text:p>1246106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DAMOTECH INC.</text:p>
          </table:table-cell>
          <table:table-cell/>
          <table:table-cell table:style-name="ce19" office:value-type="float" office:value="1818.18" calcext:value-type="float">
            <text:p>1818,18</text:p>
          </table:table-cell>
          <table:table-cell table:style-name="ce12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23" calcext:value-type="float">
            <text:p>1246123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/>
          <table:table-cell table:style-name="ce5"/>
          <table:table-cell table:style-name="ce19" office:value-type="float" office:value="1994.76" calcext:value-type="float">
            <text:p>1994,76</text:p>
          </table:table-cell>
          <table:table-cell table:style-name="ce12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615" calcext:value-type="float">
            <text:p>1244615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P2K MONTREAL</text:p>
          </table:table-cell>
          <table:table-cell/>
          <table:table-cell table:style-name="ce19" office:value-type="float" office:value="2094.5" calcext:value-type="float">
            <text:p>2094,50</text:p>
          </table:table-cell>
          <table:table-cell table:style-name="ce12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9795" calcext:value-type="float">
            <text:p>1239795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PRODUITS SANY</text:p>
          </table:table-cell>
          <table:table-cell table:style-name="ce5"/>
          <table:table-cell table:style-name="ce19" office:value-type="float" office:value="10.5" calcext:value-type="float">
            <text:p>10,50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-CLAUDE</text:p>
          </table:table-cell>
          <table:table-cell table:style-name="ce5" office:value-type="float" office:value="1241744" calcext:value-type="float">
            <text:p>1241744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9" office:value-type="float" office:value="5082.93" calcext:value-type="float">
            <text:p>5082,93</text:p>
          </table:table-cell>
          <table:table-cell table:style-name="ce12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23024" calcext:value-type="float">
            <text:p>1223024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COLLEGE JEAN-DE-BREBEUF</text:p>
          </table:table-cell>
          <table:table-cell table:style-name="ce14"/>
          <table:table-cell table:style-name="ce19" office:value-type="float" office:value="343.12" calcext:value-type="float">
            <text:p>343,12</text:p>
          </table:table-cell>
          <table:table-cell table:style-name="ce12" office:value-type="string" calcext:value-type="string">
            <text:p>Location - Édif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208" calcext:value-type="float">
            <text:p>1245208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COMMISSION SCOLAIRE ENGLISH-MONTREAL</text:p>
          </table:table-cell>
          <table:table-cell table:style-name="ce14"/>
          <table:table-cell table:style-name="ce19" office:value-type="float" office:value="3685.06" calcext:value-type="float">
            <text:p>3685,06</text:p>
          </table:table-cell>
          <table:table-cell table:style-name="ce12" office:value-type="string" calcext:value-type="string">
            <text:p>Location - Salle de 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802" calcext:value-type="float">
            <text:p>1242802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CONG.CHEVRA KADISHA BNAI J.</text:p>
          </table:table-cell>
          <table:table-cell table:style-name="ce14"/>
          <table:table-cell table:style-name="ce19" office:value-type="float" office:value="5000" calcext:value-type="float">
            <text:p>5000,00</text:p>
          </table:table-cell>
          <table:table-cell table:style-name="ce12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584" calcext:value-type="float">
            <text:p>1241584</text:p>
          </table:table-cell>
          <table:table-cell table:style-name="ce9" office:value-type="date" office:date-value="2017-12-01" calcext:value-type="date">
            <text:p>1-déc.-2017</text:p>
          </table:table-cell>
          <table:table-cell table:style-name="ce12" office:value-type="string" calcext:value-type="string">
            <text:p>SECURMAX</text:p>
          </table:table-cell>
          <table:table-cell table:style-name="ce5"/>
          <table:table-cell table:style-name="ce19" office:value-type="float" office:value="2813.67" calcext:value-type="float">
            <text:p>2813,67</text:p>
          </table:table-cell>
          <table:table-cell table:style-name="ce12" office:value-type="string" calcext:value-type="string">
            <text:p>Cles intelligen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846" calcext:value-type="float">
            <text:p>1244846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SERVICES D'ENTRETIEN ALPHANET</text:p>
          </table:table-cell>
          <table:table-cell table:style-name="ce5"/>
          <table:table-cell table:style-name="ce19" office:value-type="float" office:value="4787.44" calcext:value-type="float">
            <text:p>4787,44</text:p>
          </table:table-cell>
          <table:table-cell table:style-name="ce12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NTE, STÉPHANE</text:p>
          </table:table-cell>
          <table:table-cell table:style-name="ce5" office:value-type="float" office:value="1242755" calcext:value-type="float">
            <text:p>1242755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BOO! DESIGN INC.</text:p>
          </table:table-cell>
          <table:table-cell/>
          <table:table-cell table:style-name="ce19" office:value-type="float" office:value="1412.08" calcext:value-type="float">
            <text:p>1412,08</text:p>
          </table:table-cell>
          <table:table-cell table:style-name="ce1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4568" calcext:value-type="float">
            <text:p>1234568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BOUTY INC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9" office:value-type="float" office:value="24289.69" calcext:value-type="float">
            <text:p>24289,69</text:p>
          </table:table-cell>
          <table:table-cell table:style-name="ce12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976" calcext:value-type="float">
            <text:p>1245976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CARDIN RAMIREZ JULIEN INC.</text:p>
          </table:table-cell>
          <table:table-cell/>
          <table:table-cell table:style-name="ce19" office:value-type="float" office:value="21312.46" calcext:value-type="float">
            <text:p>21312,46</text:p>
          </table:table-cell>
          <table:table-cell table:style-name="ce12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349" calcext:value-type="float">
            <text:p>1245349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COMCOMTECH INC.</text:p>
          </table:table-cell>
          <table:table-cell table:style-name="ce14"/>
          <table:table-cell table:style-name="ce19" office:value-type="float" office:value="577.73" calcext:value-type="float">
            <text:p>577,73</text:p>
          </table:table-cell>
          <table:table-cell table:style-name="ce1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817" calcext:value-type="float">
            <text:p>1242817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CUISINE-ATOUT ENTREPRISE D'INSERTION INC.</text:p>
          </table:table-cell>
          <table:table-cell table:style-name="ce5"/>
          <table:table-cell table:style-name="ce19" office:value-type="float" office:value="2892.25" calcext:value-type="float">
            <text:p>2892,25</text:p>
          </table:table-cell>
          <table:table-cell table:style-name="ce12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557" calcext:value-type="float">
            <text:p>1243557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HARDY EXPERT CONSEIL INC.</text:p>
          </table:table-cell>
          <table:table-cell table:style-name="ce5"/>
          <table:table-cell table:style-name="ce19" office:value-type="float" office:value="14257.3" calcext:value-type="float">
            <text:p>14257,30</text:p>
          </table:table-cell>
          <table:table-cell table:style-name="ce12" office:value-type="string" calcext:value-type="string">
            <text:p>Ingénieur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015" calcext:value-type="float">
            <text:p>1246015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LA SEMAINE DES ARTS</text:p>
          </table:table-cell>
          <table:table-cell table:style-name="ce5"/>
          <table:table-cell table:style-name="ce19" office:value-type="float" office:value="2624.69" calcext:value-type="float">
            <text:p>2624,69</text:p>
          </table:table-cell>
          <table:table-cell table:style-name="ce12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519" calcext:value-type="float">
            <text:p>1179519</text:p>
          </table:table-cell>
          <table:table-cell table:style-name="ce9" office:value-type="date" office:date-value="2017-12-06" calcext:value-type="date">
            <text:p>6-déc.-2017</text:p>
          </table:table-cell>
          <table:table-cell table:style-name="ce12" office:value-type="string" calcext:value-type="string">
            <text:p>LES MORDUS DE LA LANGUE INC.</text:p>
          </table:table-cell>
          <table:table-cell table:style-name="ce5"/>
          <table:table-cell table:style-name="ce19" office:value-type="float" office:value="52.49" calcext:value-type="float">
            <text:p>52,49</text:p>
          </table:table-cell>
          <table:table-cell table:style-name="ce12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981" calcext:value-type="float">
            <text:p>1245981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LES SERVICES TOPO. ALEXANDRE LEPINE</text:p>
          </table:table-cell>
          <table:table-cell table:style-name="ce5"/>
          <table:table-cell table:style-name="ce19" office:value-type="float" office:value="524.94" calcext:value-type="float">
            <text:p>524,94</text:p>
          </table:table-cell>
          <table:table-cell table:style-name="ce12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070" calcext:value-type="float">
            <text:p>1246070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METABO CONSTRUCTION</text:p>
          </table:table-cell>
          <table:table-cell table:style-name="ce5"/>
          <table:table-cell table:style-name="ce19" office:value-type="float" office:value="2952.25" calcext:value-type="float">
            <text:p>2952,25</text:p>
          </table:table-cell>
          <table:table-cell table:style-name="ce12" office:value-type="string" calcext:value-type="string">
            <text:p>Mobilier pour espace public et jard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982" calcext:value-type="float">
            <text:p>1245982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META + FORME PAYSAGES INC.</text:p>
          </table:table-cell>
          <table:table-cell table:style-name="ce5"/>
          <table:table-cell table:style-name="ce19" office:value-type="float" office:value="15275.68" calcext:value-type="float">
            <text:p>15275,68</text:p>
          </table:table-cell>
          <table:table-cell table:style-name="ce12" office:value-type="string" calcext:value-type="string">
            <text:p>Architecte - Gestion de proj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862" calcext:value-type="float">
            <text:p>1183862</text:p>
          </table:table-cell>
          <table:table-cell table:style-name="ce9" office:value-type="date" office:date-value="2017-12-19" calcext:value-type="date">
            <text:p>19-déc.-2017</text:p>
          </table:table-cell>
          <table:table-cell table:style-name="ce12" office:value-type="string" calcext:value-type="string">
            <text:p>OMBRAGES</text:p>
          </table:table-cell>
          <table:table-cell table:style-name="ce5"/>
          <table:table-cell table:style-name="ce19" office:value-type="float" office:value="1364.84" calcext:value-type="float">
            <text:p>1364,84</text:p>
          </table:table-cell>
          <table:table-cell table:style-name="ce12" office:value-type="string" calcext:value-type="string">
            <text:p>Ingénieur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581" calcext:value-type="float">
            <text:p>1243581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PATRICK DOSS CONSULTANT</text:p>
          </table:table-cell>
          <table:table-cell table:style-name="ce5"/>
          <table:table-cell table:style-name="ce19" office:value-type="float" office:value="18372.81" calcext:value-type="float">
            <text:p>18372,81</text:p>
          </table:table-cell>
          <table:table-cell table:style-name="ce12" office:value-type="string" calcext:value-type="string">
            <text:p>Conseiller en aménagement d'intér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694" calcext:value-type="float">
            <text:p>1245694</text:p>
          </table:table-cell>
          <table:table-cell table:style-name="ce9" office:value-type="date" office:date-value="2017-12-19" calcext:value-type="date">
            <text:p>19-déc.-2017</text:p>
          </table:table-cell>
          <table:table-cell table:style-name="ce12" office:value-type="string" calcext:value-type="string">
            <text:p>PAYSAGEMENT BELLE ROCAILLE</text:p>
          </table:table-cell>
          <table:table-cell/>
          <table:table-cell table:style-name="ce19" office:value-type="float" office:value="1574.81" calcext:value-type="float">
            <text:p>1574,81</text:p>
          </table:table-cell>
          <table:table-cell table:style-name="ce12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5346" calcext:value-type="float">
            <text:p>1245346</text:p>
          </table:table-cell>
          <table:table-cell table:style-name="ce9" office:value-type="date" office:date-value="2017-12-18" calcext:value-type="date">
            <text:p>18-déc.-2017</text:p>
          </table:table-cell>
          <table:table-cell table:style-name="ce12" office:value-type="string" calcext:value-type="string">
            <text:p>SHRED-IT INTERNATIONAL ULC</text:p>
          </table:table-cell>
          <table:table-cell/>
          <table:table-cell table:style-name="ce19" office:value-type="float" office:value="310.76" calcext:value-type="float">
            <text:p>310,76</text:p>
          </table:table-cell>
          <table:table-cell table:style-name="ce12" office:value-type="string" calcext:value-type="string">
            <text:p>Service - Destruc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895" calcext:value-type="float">
            <text:p>1241895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SOFTCHOICE LP</text:p>
          </table:table-cell>
          <table:table-cell table:style-name="ce5"/>
          <table:table-cell table:style-name="ce19" office:value-type="float" office:value="187.82" calcext:value-type="float">
            <text:p>187,82</text:p>
          </table:table-cell>
          <table:table-cell table:style-name="ce1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2501" calcext:value-type="float">
            <text:p>1192501</text:p>
          </table:table-cell>
          <table:table-cell table:style-name="ce9" office:value-type="date" office:date-value="2017-12-14" calcext:value-type="date">
            <text:p>14-déc.-2017</text:p>
          </table:table-cell>
          <table:table-cell table:style-name="ce12" office:value-type="string" calcext:value-type="string">
            <text:p>SYNDICAT DE COPROPRIETE DES TERRAINS BENNY FARM</text:p>
          </table:table-cell>
          <table:table-cell/>
          <table:table-cell table:style-name="ce19" office:value-type="float" office:value="10400" calcext:value-type="float">
            <text:p>10400,00</text:p>
          </table:table-cell>
          <table:table-cell table:style-name="ce1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727" calcext:value-type="float">
            <text:p>1180727</text:p>
          </table:table-cell>
          <table:table-cell table:style-name="ce9" office:value-type="date" office:date-value="2017-12-13" calcext:value-type="date">
            <text:p>13-déc.-2017</text:p>
          </table:table-cell>
          <table:table-cell table:style-name="ce12" office:value-type="string" calcext:value-type="string">
            <text:p>TABASKO COMMUNICATIONS INC.</text:p>
          </table:table-cell>
          <table:table-cell/>
          <table:table-cell table:style-name="ce19" office:value-type="float" office:value="1574.81" calcext:value-type="float">
            <text:p>1574,81</text:p>
          </table:table-cell>
          <table:table-cell table:style-name="ce12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6135" calcext:value-type="float">
            <text:p>1246135</text:p>
          </table:table-cell>
          <table:table-cell table:style-name="ce9" office:value-type="date" office:date-value="2017-12-21" calcext:value-type="date">
            <text:p>21-déc.-2017</text:p>
          </table:table-cell>
          <table:table-cell table:style-name="ce12" office:value-type="string" calcext:value-type="string">
            <text:p>VILLE DE BEACONSFIELD</text:p>
          </table:table-cell>
          <table:table-cell/>
          <table:table-cell table:style-name="ce19" office:value-type="float" office:value="10437.26" calcext:value-type="float">
            <text:p>10437,26</text:p>
          </table:table-cell>
          <table:table-cell table:style-name="ce12" office:value-type="string" calcext:value-type="string">
            <text:p>Remboursement main-d'oeuvre pour l'orage de août 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172894" calcext:value-type="float">
            <text:p>1172894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ALERTE COURRIER P.M.E.</text:p>
          </table:table-cell>
          <table:table-cell table:style-name="ce14"/>
          <table:table-cell table:style-name="ce19" office:value-type="float" office:value="15.75" calcext:value-type="float">
            <text:p>15,75</text:p>
          </table:table-cell>
          <table:table-cell table:style-name="ce12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767" calcext:value-type="float">
            <text:p>1244767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BOSSY-LABELLE INC.</text:p>
          </table:table-cell>
          <table:table-cell/>
          <table:table-cell table:style-name="ce19" office:value-type="float" office:value="403.15" calcext:value-type="float">
            <text:p>403,15</text:p>
          </table:table-cell>
          <table:table-cell table:style-name="ce1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158" calcext:value-type="float">
            <text:p>1243158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CORPORATION DES OFFICIERS MUNIC AGREES DU QC</text:p>
          </table:table-cell>
          <table:table-cell table:style-name="ce14"/>
          <table:table-cell table:style-name="ce19" office:value-type="float" office:value="535.44" calcext:value-type="float">
            <text:p>535,44</text:p>
          </table:table-cell>
          <table:table-cell table:style-name="ce12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1788" calcext:value-type="float">
            <text:p>1241788</text:p>
          </table:table-cell>
          <table:table-cell table:style-name="ce9" office:value-type="date" office:date-value="2017-12-04" calcext:value-type="date">
            <text:p>4-déc.-2017</text:p>
          </table:table-cell>
          <table:table-cell table:style-name="ce12" office:value-type="string" calcext:value-type="string">
            <text:p>COOPERATIVE DE L'UNIVERSITE LAVAL</text:p>
          </table:table-cell>
          <table:table-cell/>
          <table:table-cell table:style-name="ce19" office:value-type="float" office:value="52.06" calcext:value-type="float">
            <text:p>52,06</text:p>
          </table:table-cell>
          <table:table-cell table:style-name="ce1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9" office:value-type="date" office:date-value="2017-12-04" calcext:value-type="date">
            <text:p>4-déc.-2017</text:p>
          </table:table-cell>
          <table:table-cell table:style-name="ce12"/>
          <table:table-cell/>
          <table:table-cell table:style-name="ce19" office:value-type="float" office:value="3954.88" calcext:value-type="float">
            <text:p>3954,88</text:p>
          </table:table-cell>
          <table:table-cell table:style-name="ce12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578" calcext:value-type="float">
            <text:p>1243578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LE DEVOIR INC.</text:p>
          </table:table-cell>
          <table:table-cell table:style-name="ce5" office:value-type="float" office:value="1072498" calcext:value-type="float">
            <text:p>1072498</text:p>
          </table:table-cell>
          <table:table-cell table:style-name="ce19" office:value-type="float" office:value="2099.75" calcext:value-type="float">
            <text:p>2099,75</text:p>
          </table:table-cell>
          <table:table-cell table:style-name="ce12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18" calcext:value-type="float">
            <text:p>1189518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MEDIAS TRANSCONTINENTAL S.E.N.C</text:p>
          </table:table-cell>
          <table:table-cell table:style-name="ce14"/>
          <table:table-cell table:style-name="ce19" office:value-type="float" office:value="62.99" calcext:value-type="float">
            <text:p>62,99</text:p>
          </table:table-cell>
          <table:table-cell table:style-name="ce12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14442" calcext:value-type="float">
            <text:p>1214442</text:p>
          </table:table-cell>
          <table:table-cell table:style-name="ce9" office:value-type="date" office:date-value="2017-12-11" calcext:value-type="date">
            <text:p>11-déc.-2017</text:p>
          </table:table-cell>
          <table:table-cell table:style-name="ce12" office:value-type="string" calcext:value-type="string">
            <text:p>ROGERS COMMUNICATIONS CANADA INC.</text:p>
          </table:table-cell>
          <table:table-cell/>
          <table:table-cell table:style-name="ce19" office:value-type="float" office:value="2624.69" calcext:value-type="float">
            <text:p>2624,69</text:p>
          </table:table-cell>
          <table:table-cell table:style-name="ce12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3157" calcext:value-type="float">
            <text:p>1243157</text:p>
          </table:table-cell>
          <table:table-cell table:style-name="ce9" office:value-type="date" office:date-value="2017-12-07" calcext:value-type="date">
            <text:p>7-déc.-2017</text:p>
          </table:table-cell>
          <table:table-cell table:style-name="ce12" office:value-type="string" calcext:value-type="string">
            <text:p>SERVICE 2000 ELECTROMENAGERS</text:p>
          </table:table-cell>
          <table:table-cell table:style-name="ce5"/>
          <table:table-cell table:style-name="ce19" office:value-type="float" office:value="94.44" calcext:value-type="float">
            <text:p>94,44</text:p>
          </table:table-cell>
          <table:table-cell table:style-name="ce12" office:value-type="string" calcext:value-type="string">
            <text:p>Réparation/Entretien - Électro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4757" calcext:value-type="float">
            <text:p>1244757</text:p>
          </table:table-cell>
          <table:table-cell table:style-name="ce9" office:value-type="date" office:date-value="2017-12-15" calcext:value-type="date">
            <text:p>15-déc.-2017</text:p>
          </table:table-cell>
          <table:table-cell table:style-name="ce12" office:value-type="string" calcext:value-type="string">
            <text:p>SISCA SOLUTIONS D'AFFAIRES CANADA INC.</text:p>
          </table:table-cell>
          <table:table-cell table:style-name="ce5"/>
          <table:table-cell table:style-name="ce19" office:value-type="float" office:value="152.23" calcext:value-type="float">
            <text:p>152,23</text:p>
          </table:table-cell>
          <table:table-cell table:style-name="ce12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39185" calcext:value-type="float">
            <text:p>1239185</text:p>
          </table:table-cell>
          <table:table-cell table:style-name="ce9" office:value-type="date" office:date-value="2017-12-08" calcext:value-type="date">
            <text:p>8-déc.-2017</text:p>
          </table:table-cell>
          <table:table-cell table:style-name="ce12" office:value-type="string" calcext:value-type="string">
            <text:p>WOLTERS KLUWER QUEBEC LTEE</text:p>
          </table:table-cell>
          <table:table-cell table:style-name="ce5"/>
          <table:table-cell table:style-name="ce19" office:value-type="float" office:value="20" calcext:value-type="float">
            <text:p>20,00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344" calcext:value-type="float">
            <text:p>1242344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/>
          <table:table-cell/>
          <table:table-cell table:style-name="ce19" office:value-type="float" office:value="24" calcext:value-type="float">
            <text:p>24,00</text:p>
          </table:table-cell>
          <table:table-cell table:style-name="ce12" office:value-type="string" calcext:value-type="string">
            <text:p>Service - Frais de tran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45774" calcext:value-type="float">
            <text:p>1245774</text:p>
          </table:table-cell>
          <table:table-cell table:style-name="ce9" office:value-type="date" office:date-value="2017-12-20" calcext:value-type="date">
            <text:p>20-déc.-2017</text:p>
          </table:table-cell>
          <table:table-cell table:style-name="ce12" office:value-type="string" calcext:value-type="string">
            <text:p>BUREAU DE NORMALISATION DU QC</text:p>
          </table:table-cell>
          <table:table-cell/>
          <table:table-cell table:style-name="ce19" office:value-type="float" office:value="419.95" calcext:value-type="float">
            <text:p>419,95</text:p>
          </table:table-cell>
          <table:table-cell table:style-name="ce12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42396" calcext:value-type="float">
            <text:p>1242396</text:p>
          </table:table-cell>
          <table:table-cell table:style-name="ce9" office:value-type="date" office:date-value="2017-12-05" calcext:value-type="date">
            <text:p>5-déc.-2017</text:p>
          </table:table-cell>
          <table:table-cell table:style-name="ce12" office:value-type="string" calcext:value-type="string">
            <text:p>SIGNEL SERVICES INC</text:p>
          </table:table-cell>
          <table:table-cell/>
          <table:table-cell table:style-name="ce19" office:value-type="float" office:value="62.37" calcext:value-type="float">
            <text:p>62,37</text:p>
          </table:table-cell>
          <table:table-cell table:style-name="ce12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0"/>
          <table:table-cell table:style-name="ce13"/>
          <table:table-cell table:style-name="ce16"/>
          <table:table-cell table:style-name="ce20" office:value-type="float" office:value="398253.62" calcext:value-type="float">
            <text:p>398 253,62</text:p>
          </table:table-cell>
          <table:table-cell table:style-name="ce13"/>
          <table:table-cell table:number-columns-repeated="1017"/>
        </table:table-row>
        <table:table-row table:style-name="ro1" table:number-rows-repeated="4">
          <table:table-cell/>
          <table:table-cell table:style-name="ce5"/>
          <table:table-cell table:style-name="ce11"/>
          <table:table-cell table:style-name="ce12"/>
          <table:table-cell/>
          <table:table-cell table:style-name="ce12" table:number-columns-repeated="2"/>
          <table:table-cell table:number-columns-repeated="1017"/>
        </table:table-row>
        <table:table-row table:style-name="ro1">
          <table:table-cell/>
          <table:table-cell table:style-name="ce5"/>
          <table:table-cell table:style-name="ce11"/>
          <table:table-cell table:style-name="ce12"/>
          <table:table-cell/>
          <table:table-cell table:style-name="ce12"/>
          <table:table-cell/>
          <table:table-cell table:style-name="ce12"/>
          <table:table-cell table:style-name="ce11"/>
          <table:table-cell table:style-name="ce12"/>
          <table:table-cell table:style-name="ce4"/>
          <table:table-cell table:style-name="ce21"/>
          <table:table-cell table:style-name="ce12"/>
          <table:table-cell table:number-columns-repeated="1011"/>
        </table:table-row>
        <table:table-row table:style-name="ro1">
          <table:table-cell/>
          <table:table-cell table:style-name="ce5"/>
          <table:table-cell table:style-name="ce11"/>
          <table:table-cell table:number-columns-repeated="2"/>
          <table:table-cell table:style-name="ce12" table:number-columns-repeated="2"/>
          <table:table-cell table:number-columns-repeated="1017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date-style style:name="N120">
      <number:day/>
      <number:text>-</number:text>
      <number:month number:textual="true"/>
      <number:text>-</number:text>
      <number:year number:style="long"/>
    </number:date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19:37</meta:creation-date>
    <dc:date>2018-03-14T14:50:34.041000000</dc:date>
    <meta:editing-duration>PT3M25S</meta:editing-duration>
    <meta:editing-cycles>1</meta:editing-cycles>
    <meta:document-statistic meta:table-count="3" meta:cell-count="715" meta:object-count="0"/>
    <meta:generator>LibreOffice/6.0.1.1$Windows_x86 LibreOffice_project/60bfb1526849283ce2491346ed2aa51c465abfe6</meta:generator>
  </office:meta>
</office:document-meta>
</file>